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f87" officeooo:paragraph-rsid="0011cf87"/>
    </style:style>
    <style:style style:name="P2" style:family="paragraph" style:parent-style-name="Standard">
      <style:text-properties officeooo:rsid="001254de" officeooo:paragraph-rsid="001254de"/>
    </style:style>
    <style:style style:name="P3" style:family="paragraph" style:parent-style-name="Standard">
      <style:text-properties officeooo:paragraph-rsid="001254de"/>
    </style:style>
    <style:style style:name="P4" style:family="paragraph" style:parent-style-name="Standard">
      <style:text-properties officeooo:rsid="00129fd6" officeooo:paragraph-rsid="00129fd6"/>
    </style:style>
    <style:style style:name="P5" style:family="paragraph" style:parent-style-name="Standard">
      <style:text-properties officeooo:rsid="00150c68" officeooo:paragraph-rsid="00150c68"/>
    </style:style>
    <style:style style:name="T1" style:family="text">
      <style:text-properties officeooo:rsid="001254de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officeooo:rsid="00149a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i Clark</text:p>
      <text:p text:style-name="P1"/>
      <text:p text:style-name="P1">EECS 678</text:p>
      <text:p text:style-name="P1"/>
      <text:p text:style-name="P1">11/14/17</text:p>
      <text:p text:style-name="P1"/>
      <text:p text:style-name="P1">Lab10 Report</text:p>
      <text:p text:style-name="P1"/>
      <text:p text:style-name="P1"/>
      <text:p text:style-name="P1"/>
      <text:p text:style-name="P3"><text:span text:style-name="T1">1) </text:span><text:span text:style-name="T2">Is lack of change in system and user time in between sampling periods a guarantee that deadlock has occurred? Explain briefly.</text:span></text:p>
      <text:p text:style-name="P2"><text:tab/></text:p>
      <text:p text:style-name="P2">No it is not a guarantee. </text:p>
      <text:p text:style-name="P2"/>
      <text:p text:style-name="P3"><text:span text:style-name="T1">2) </text:span>What aspects of the system conditions would affect how long the sampling period should be to ensure a reliable assessment of whether deadlock has occurred or not.</text:p>
      <text:p text:style-name="P3"/>
      <text:p text:style-name="P4">We would have to wait <text:span text:style-name="T3">for the max time a thread is allowed to take to eat, or ACTIVE_DURATION. </text:span></text:p>
      <text:p text:style-name="P3"/>
      <text:p text:style-name="P3"><text:span text:style-name="T1">3) </text:span>Informal experimentation tends to show that larger values of ACTIVE_DURATION make deadlock less likely, as indicated by how many sampling periods it takes to occur, and that smaller values make it more likely. Try a few different values yourself and then discuss whether you think this is true, and why you think it might have the influence you observe.</text:p>
      <text:p text:style-name="P3"/>
      <text:p text:style-name="P5">Based on my tests, larger values of ACTIVE_DURATION<text:tab/> do seem to make deadlock less likely. If I had to guess, I would sa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0:23:20.169858657</meta:creation-date>
    <dc:date>2017-11-16T21:18:28.067401787</dc:date>
    <meta:editing-duration>PT3M57S</meta:editing-duration>
    <meta:editing-cycles>1</meta:editing-cycles>
    <meta:document-statistic meta:table-count="0" meta:image-count="0" meta:object-count="0" meta:page-count="1" meta:paragraph-count="11" meta:word-count="165" meta:character-count="932" meta:non-whitespace-character-count="772"/>
    <meta:generator>LibreOffice/5.1.6.2$Linux_X86_64 LibreOffice_project/10m0$Build-2</meta:generator>
  </office:meta>
</office:document-meta>
</file>